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indent="0cm" style:auto-text-indent="false"/>
      <style:text-properties fo:font-size="26pt" style:text-underline-style="solid" style:text-underline-width="auto" style:text-underline-color="font-color" fo:font-weight="bold" officeooo:rsid="000f101f" officeooo:paragraph-rsid="000f101f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indent="0cm" style:auto-text-indent="false"/>
      <style:text-properties officeooo:rsid="000f101f" officeooo:paragraph-rsid="000f101f"/>
    </style:style>
    <style:style style:name="P3" style:family="paragraph" style:parent-style-name="Standard">
      <style:paragraph-properties fo:text-indent="0cm" style:auto-text-indent="false"/>
      <style:text-properties fo:font-size="14pt" officeooo:rsid="000f101f" officeooo:paragraph-rsid="000f101f" style:font-size-asian="14pt" style:font-size-complex="14pt"/>
    </style:style>
    <style:style style:name="P4" style:family="paragraph" style:parent-style-name="Standard">
      <style:paragraph-properties fo:text-indent="0cm" style:auto-text-indent="false"/>
      <style:text-properties fo:font-size="14pt" fo:font-weight="bold" officeooo:rsid="000f101f" officeooo:paragraph-rsid="000f101f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indent="0cm" style:auto-text-indent="false"/>
      <style:text-properties fo:font-size="14pt" fo:language="en" fo:country="US" officeooo:rsid="000f101f" officeooo:paragraph-rsid="000f101f" style:font-size-asian="14pt" style:font-size-complex="14pt"/>
    </style:style>
    <style:style style:name="P6" style:family="paragraph" style:parent-style-name="Standard">
      <style:paragraph-properties fo:text-indent="0cm" style:auto-text-indent="false"/>
      <style:text-properties fo:font-size="14pt" fo:language="ru" fo:country="RU" officeooo:rsid="000f101f" officeooo:paragraph-rsid="000f101f" style:font-size-asian="14pt" style:font-size-complex="14pt"/>
    </style:style>
    <style:style style:name="P7" style:family="paragraph" style:parent-style-name="Standard">
      <style:paragraph-properties fo:text-indent="0cm" style:auto-text-indent="false"/>
      <style:text-properties fo:font-size="14pt" fo:language="en" fo:country="US" officeooo:rsid="000fc490" officeooo:paragraph-rsid="000f101f" style:font-size-asian="14pt" style:font-size-complex="14pt"/>
    </style:style>
    <style:style style:name="P8" style:family="paragraph" style:parent-style-name="Standard">
      <style:paragraph-properties fo:text-indent="0cm" style:auto-text-indent="false"/>
      <style:text-properties fo:language="ru" fo:country="RU" officeooo:rsid="000fc490" officeooo:paragraph-rsid="000fc490"/>
    </style:style>
    <style:style style:name="P9" style:family="paragraph" style:parent-style-name="Standard">
      <style:paragraph-properties fo:text-indent="0cm" style:auto-text-indent="false"/>
      <style:text-properties fo:font-size="14pt" fo:language="ru" fo:country="RU" officeooo:rsid="000fc490" officeooo:paragraph-rsid="000fc490" style:font-size-asian="14pt" style:font-size-complex="14pt"/>
    </style:style>
    <style:style style:name="P10" style:family="paragraph" style:parent-style-name="Standard">
      <style:paragraph-properties fo:text-indent="0cm" style:auto-text-indent="false"/>
      <style:text-properties fo:font-size="14pt" fo:language="ru" fo:country="RU" fo:font-style="italic" officeooo:rsid="000fc490" officeooo:paragraph-rsid="000fc490" style:font-size-asian="14pt" style:font-style-asian="italic" style:font-size-complex="14pt" style:font-style-complex="italic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en" fo:country="US" officeooo:rsid="000fc490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оект «<text:span text:style-name="T1">UTI</text:span>»</text:p>
      <text:p text:style-name="P2"/>
      <text:p text:style-name="P3"><text:span text:style-name="T2">Тема:</text:span> Собственное расширение для изображений.</text:p>
      <text:p text:style-name="P3"><text:span text:style-name="T2">Возможности:</text:span> Конвертация изображений, их редактирование, просматривание и создание. Полноценная установка и обновлений. Наличие собственной лицензионной системы. Сохранение настроек приложений.</text:p>
      <text:p text:style-name="P3"/>
      <text:p text:style-name="P4">Задачи:</text:p>
      <text:p text:style-name="P5">1. <text:span text:style-name="T3">Написать мини-библиотеку.</text:span></text:p>
      <text:p text:style-name="P6">2. Написать конвертатор.</text:p>
      <text:p text:style-name="P6">3. Написать редактор и просмоторщик.</text:p>
      <text:p text:style-name="P6">4. Написать установщик, <text:span text:style-name="T1">updater </text:span>и <text:span text:style-name="T1">uninstaller.</text:span></text:p>
      <text:p text:style-name="P5">5. <text:span text:style-name="T3">Написать серверную часть.</text:span></text:p>
      <text:p text:style-name="P6"/>
      <text:p text:style-name="P6"><text:span text:style-name="T2">Использованные библиотеки:</text:span> <text:span text:style-name="T4">PyQt6, struct, numpy, PIL, sys, pathlib, os, csv, socket, zipfile, shutil, winreg, sqlite3, telebot, random.</text:span></text:p>
      <text:p text:style-name="P7"/>
      <text:p text:style-name="P8"><text:span text:style-name="T5">Ссылка на проект: </text:span><text:a xlink:type="simple" xlink:href="https://github.com/MaksMesh/UTI" text:style-name="Internet_20_link" text:visited-style-name="Visited_20_Internet_20_Link"><text:span text:style-name="T6">https://github.com/MaksMesh/UTI</text:span></text:a></text:p>
      <text:p text:style-name="P9"/>
      <text:p text:style-name="P10">Выполнил Мешков Максим</text:p>
      <text:p text:style-name="P7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4T19:10:47.715372000</meta:creation-date>
    <dc:date>2025-11-14T19:52:14.824075200</dc:date>
    <meta:editing-duration>PT27M49S</meta:editing-duration>
    <meta:editing-cycles>1</meta:editing-cycles>
    <meta:generator>LibreOffice/25.2.6.2$Windows_X86_64 LibreOffice_project/729c5bfe710f5eb71ed3bbde9e06a6065e9c6c5d</meta:generator>
    <meta:document-statistic meta:table-count="0" meta:image-count="0" meta:object-count="0" meta:page-count="1" meta:paragraph-count="12" meta:word-count="72" meta:character-count="625" meta:non-whitespace-character-count="565"/>
  </office:meta>
</office:document-meta>
</file>